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keep-with-next="always" style:text-autospace="none" fo:text-align="justify" fo:margin-top="0.3333in" fo:margin-bottom="0.1666in" style:line-height-at-least="0.175in"/>
      <style:text-properties style:font-name-complex="Calibri" fo:font-weight="bold" style:font-weight-asian="bold" style:font-weight-complex="bold" fo:color="#008576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4/2022<text:bookmark-end text:name="Text14"/></text:p>
            <text:p text:style-name="Normální">KVOP-57137/2022<text:bookmark-end text:name="Text2"/></text:p>
            <text:p text:style-name="Normální"><text:bookmark-start text:name="Text6"/>07. 1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A.</text:p>
            <text:p text:style-name="Normální"/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p text:style-name="P18">Sdělení o poskytnutí informace</text:p>
      <text:p text:style-name="Základnítext">Vážený pane A., <text:s/></text:p>
      <text:p text:style-name="Základnítext">dne 31. 10. 2022 byla do Kanceláře veřejného ochránce práv doručena Vaše žádost podle zákona č. 106/1999 Sb., o svobodném přístupu k informacím, ve znění pozdějších předpisů, kterou žádáte:</text:p>
      <text:p text:style-name="Základnítext">„o zaslání veškerých dokumentů, které byly doručeny, projednávány a vydány Kanceláří veřejného ochránce práv, a to za období 1. 1. 2021 – 29. 10. 2022, které se týkají pozemků“ v žádosti specifikovaných (včetně staveb), „jež zmiňují plochu<text:s/>X“. Zajímá Vás „především odpověď na podání, které je součástí této žádosti“. <text:s text:c="4"/></text:p>
      <text:p text:style-name="Základnítext">Ve smyslu zákona o svobodném přístupu k informacím,<text:s/><text:span text:style-name="Silné">se poskytují níže uvedené informace</text:span>:</text:p>
      <text:p text:style-name="Základnítext">V požadovaném období (dne 27. 6. 2022) Kancelář veřejného<text:s/>ochránce práv obdržela jeden dokument (dále jen „podnět“) od jednoho stěžovatele. Jde o podnět, shodný s písemností, kterou již máte k dispozici, a kterou jste přiložil k žádosti o poskytnutí informací.</text:p>
      <text:p text:style-name="Základnítext">Podnět stěžovatele byl dne 15. 7. 2022 vyřízen v souladu se zákonem o veřejném ochránci práv.<text:span text:style-name="Značkapozn.podčarou"><text:note text:note-class="footnote" text:id="_ftn0"><text:note-citation>1</text:note-citation><text:note-body><text:p text:style-name="Textpozn.podčarou"><text:s/>Zákon č. 349/1999 Sb., o veřejném ochránci práv, ve znění pozdějších předpisů. <text:s/></text:p></text:note-body></text:note></text:span><text:s/>Požadovanou odpověď, bez osobních údajů stěžovatele, Vám zasílám v příloze. K dnešnímu datu Kancelář veřejného ochránce nevlastí jiné dokumenty, týkající se problematiky užívání předmětných pozemků pro vzlety a přistání.<text:s/></text:p>
      <text:p text:style-name="Základnítext">S pozdravem <text:s text:c="3"/></text:p>
      <text:p text:style-name="podpis">JUDr. Pavel Pořízek, Ph.D. v. r.</text:p>
      <text:p text:style-name="podpis">vedoucí Kanceláře veřejného ochránce práv</text:p>
      <text:p text:style-name="Příloha"/>
      <text:p text:style-name="Příloha">Příloha</text:p>
      <text:p text:style-name="Normální">Odpověď č. j. KVOP-39522/2022 ze dne 15. 7. 202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1RQ2*</text:span></text:p>
        <text:p text:style-name="P12"><text:span text:style-name="T13">KVOPX00D1RQ2</text:span>KVOPX00D1RQ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16T09:23:00Z</meta:creation-date>
    <dc:date>2022-11-16T09:4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17" meta:character-count="1500" meta:row-count="10" meta:non-whitespace-character-count="1285"/>
  </office:meta>
</office:document-meta>
</file>